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et there be bubbles,” and she blew soap bubbles to the sky. The weather was fair today, the sky was bright blue and the sun was pleasant. It was truly a nice day. She was standing on the roof of an abandoned tower overlooking the city, this was her favourite spot when she wanted to relax. Well, it was her favourite spot at all times, it was just especially more favourite on days like these.</text:p>
      <text:p text:style-name="Normal">Below, she could see what looked like a gigantic snake built out of balloons, three stories tall and spanning multiple streets, in the making.</text:p>
      <text:p text:style-name="Normal">“Right. Did you know that today was a festival, Mr Cat?”</text:p>
      <text:p text:style-name="Normal">But her feline companion didn’t answer, in the present time he was too busy doing nothing in particular. Not that she expected an answer.</text:p>
      <text:p text:style-name="Normal">On the streets and on ramps built specifically for the occasion, people were hurrying to find a spot to place their balloon on the body of the serpent as, from the indication of individuals that were presumably the organizers, it would depart soon. The teenagers and the ones older than them were very casual about the business, but children knew better, and they took it very seriously. Indeed, it wasn’t rare to see one of them pray before setting their balloon. Seeing them like that made her smile, even though she herself was part of the ‘casual about the business’ club. Mr Cat, on the other hand, didn’t seem impressed at all by the behaviour of the little humans.</text:p>
      <text:p text:style-name="Normal">This earned him a pat on the head from his overly spoiling friend.</text:p>
      <text:p text:style-name="Normal">“You’re acting all haughty up here, but if you were one of them down there you’d be the one praying the hardest Mr Cat, we both know it. And you’d be wishing for salmon croquettes.” </text:p>
      <text:p text:style-name="Normal">She was not confident on that last part, but as the cat’s only response was purring, she knew she’d won the argument.</text:p>
      <text:p text:style-name="Normal">Then, from behind a corner appeared a colossal head to rival its soon-to-be body. With its two horns, piercing eyes and long snout complete with sharp teeth and long whiskers, it was clear that the inflated head represented a dragon. The crowd cheered at its sight, and soon enough it was attached to its body. Now, all that was left was to wait for the wind to be favourable, and, before long...</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